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D30000040916F041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5.1807in" svg:height="6.9417in" draw:z-index="0"><draw:image xlink:href="Pictures/10000001000008D30000040916F041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13:09:03.507091770</meta:creation-date>
    <dc:date>2026-02-23T13:09:43.633057695</dc:date>
    <meta:editing-duration>PT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5.2$Linux_X86_64 LibreOffice_project/580$Build-2</meta:generator>
  </office:meta>
</office:document-meta>
</file>